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" svg:font-family="'Droid Sans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fo:font-size="12pt" style:text-underline-style="none" officeooo:rsid="0019f502" officeooo:paragraph-rsid="0019f502" style:font-size-asian="12pt" style:font-size-complex="1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ab178"/>
    </style:style>
    <style:style style:name="P4" style:family="paragraph" style:parent-style-name="Text_20_body">
      <style:paragraph-properties fo:text-align="justify" style:justify-single-word="false"/>
      <style:text-properties fo:color="#3333ff"/>
    </style:style>
    <style:style style:name="P5" style:family="paragraph" style:parent-style-name="Text_20_body">
      <style:paragraph-properties fo:text-align="justify" style:justify-single-word="false"/>
      <style:text-properties fo:color="#3333ff" officeooo:paragraph-rsid="001ab178"/>
    </style:style>
    <style:style style:name="P6" style:family="paragraph" style:parent-style-name="Text_20_body">
      <style:paragraph-properties fo:text-align="justify" style:justify-single-word="false"/>
      <style:text-properties fo:color="#3333ff" officeooo:paragraph-rsid="001d8f10"/>
    </style:style>
    <style:style style:name="P7" style:family="paragraph" style:parent-style-name="Text_20_body">
      <style:paragraph-properties fo:text-align="justify" style:justify-single-word="false"/>
      <style:text-properties fo:color="#3333ff" officeooo:rsid="001d8f10" officeooo:paragraph-rsid="001d8f10"/>
    </style:style>
    <style:style style:name="P8" style:family="paragraph" style:parent-style-name="Text_20_body">
      <style:paragraph-properties fo:text-align="justify" style:justify-single-word="false"/>
      <style:text-properties officeooo:rsid="001ab178" officeooo:paragraph-rsid="001ab178"/>
    </style:style>
    <style:style style:name="P9" style:family="paragraph" style:parent-style-name="Text_20_body">
      <style:paragraph-properties fo:text-align="justify" style:justify-single-word="false"/>
      <style:text-properties officeooo:rsid="001bce0b" officeooo:paragraph-rsid="001bce0b"/>
    </style:style>
    <style:style style:name="P10" style:family="paragraph" style:parent-style-name="Text_20_body">
      <style:paragraph-properties fo:text-align="justify" style:justify-single-word="false"/>
      <style:text-properties officeooo:rsid="001d8f10" officeooo:paragraph-rsid="001d8f10"/>
    </style:style>
    <style:style style:name="P11" style:family="paragraph" style:parent-style-name="Text_20_body">
      <style:paragraph-properties fo:text-align="justify" style:justify-single-word="false"/>
      <style:text-properties officeooo:rsid="001d8f10" officeooo:paragraph-rsid="001dd1dd"/>
    </style:style>
    <style:style style:name="P12" style:family="paragraph" style:parent-style-name="Text_20_body">
      <style:paragraph-properties fo:text-align="justify" style:justify-single-word="false"/>
      <style:text-properties officeooo:rsid="001dd1dd" officeooo:paragraph-rsid="001dd1dd"/>
    </style:style>
    <style:style style:name="P13" style:family="paragraph" style:parent-style-name="Text_20_body">
      <style:paragraph-properties fo:text-align="justify" style:justify-single-word="false"/>
      <style:text-properties officeooo:rsid="0020f3d9" officeooo:paragraph-rsid="0020f3d9"/>
    </style:style>
    <style:style style:name="P14" style:family="paragraph" style:parent-style-name="Text_20_body">
      <style:paragraph-properties fo:text-align="justify" style:justify-single-word="false"/>
      <style:text-properties officeooo:rsid="0025836b" officeooo:paragraph-rsid="0025836b"/>
    </style:style>
    <style:style style:name="P15" style:family="paragraph" style:parent-style-name="Text_20_body">
      <style:paragraph-properties fo:text-align="justify" style:justify-single-word="false"/>
      <style:text-properties officeooo:rsid="00260596" officeooo:paragraph-rsid="00260596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25836b" officeooo:paragraph-rsid="0025836b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6d50a" officeooo:paragraph-rsid="0026d50a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26d50a" officeooo:paragraph-rsid="0026d50a" style:font-weight-asian="normal" style:font-weight-complex="normal"/>
    </style:style>
    <style:style style:name="P19" style:family="paragraph" style:parent-style-name="Heading_20_2">
      <style:text-properties fo:color="#0000cc"/>
    </style:style>
    <style:style style:name="T1" style:family="text">
      <style:text-properties fo:color="#000000"/>
    </style:style>
    <style:style style:name="T2" style:family="text">
      <style:text-properties fo:color="#000000" officeooo:rsid="001ab178"/>
    </style:style>
    <style:style style:name="T3" style:family="text">
      <style:text-properties fo:color="#000000" officeooo:rsid="001bce0b"/>
    </style:style>
    <style:style style:name="T4" style:family="text">
      <style:text-properties fo:color="#000000" fo:font-weight="bold"/>
    </style:style>
    <style:style style:name="T5" style:family="text">
      <style:text-properties fo:color="#000000" officeooo:rsid="001dd1dd"/>
    </style:style>
    <style:style style:name="T6" style:family="text">
      <style:text-properties fo:color="#000000" officeooo:rsid="001f45ff"/>
    </style:style>
    <style:style style:name="T7" style:family="text">
      <style:text-properties fo:color="#000000" officeooo:rsid="0021b8e5"/>
    </style:style>
    <style:style style:name="T8" style:family="text">
      <style:text-properties fo:color="#0000cc"/>
    </style:style>
    <style:style style:name="T9" style:family="text">
      <style:text-properties fo:color="#0000cc" fo:font-weight="bold"/>
    </style:style>
    <style:style style:name="T10" style:family="text">
      <style:text-properties fo:color="#0000cc" fo:font-weight="bold" officeooo:rsid="001652b9"/>
    </style:style>
    <style:style style:name="T11" style:family="text">
      <style:text-properties fo:color="#0000cc" officeooo:rsid="001652b9"/>
    </style:style>
    <style:style style:name="T12" style:family="text">
      <style:text-properties officeooo:rsid="002605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Úvod</text:span></text:h>
      <text:p text:style-name="P2"><text:span text:style-name="T1">Bakalářská diplomová práce se bude zabývat studií proveditelnosti implementace </text:span></text:p>
      <text:p text:style-name="P2"><text:span text:style-name="T1">open source integrovaného knihovního systému Koha v knihovnách Masarykovy univerzity. </text:span><text:span text:style-name="T2">V praci bude probirano několik udhlu pohledu na celkovou problematiku a to v kontextu studie proveditelnosti. [Studie proveditelmnosti]. V praci tedy rozebereme nejdriv teoretickou cast knihovnich systemu, co by měli umet a jaky je jejich cil jako produktu softwarovych firem, to znamena probereme technicke zastreseni projektu. Cely projekt bude resen i jako harmonogram realizace spolu s financni a ekonomickou analyzou. V ramci studie byl provaden nekolikamesicni vyzkum ve vybranych knihovnach masarykovy university, na kterem je zalozeno cele hodnoceni efektivity a udrzitelnosti projektu, v kterem nebude chybet analuza a rizeni pripadnych rizik, které sebou projekt <text:s/>migrace nese. </text:span><text:span text:style-name="T3">Cely vystup je také dostupny v anglictine, jelikoz je to tema s globalnim dopadem, které muze pomoct i jinych krajinach, které resi stejny, nebo podobny poblem.</text:span></text:p>
      <text:h text:style-name="Heading_20_1" text:outline-level="1"><text:span text:style-name="T9">Teoretick</text:span><text:span text:style-name="T10">á</text:span><text:span text:style-name="T8"> </text:span><text:span text:style-name="T11">čá</text:span><text:span text:style-name="T9">st</text:span></text:h>
      <text:h text:style-name="Heading_20_2" text:outline-level="2"><text:span text:style-name="T9">Výchozí</text:span><text:span text:style-name="T8"> </text:span><text:span text:style-name="T9">stav, zdůvodnění</text:span><text:span text:style-name="T8"> </text:span><text:span text:style-name="T9">realizace</text:span><text:span text:style-name="T8"> </text:span><text:span text:style-name="T9">projektu</text:span><text:span text:style-name="T8"> </text:span><text:span text:style-name="T9">a analýza</text:span><text:span text:style-name="T8"> </text:span><text:span text:style-name="T9">jeho</text:span><text:span text:style-name="T8"> </text:span><text:span text:style-name="T9">potřebnosti</text:span></text:h>
      <text:p text:style-name="P4">Obsahuje stručný popis stávající situace (problémy a nedostatky), kterou má projekt</text:p>
      <text:p text:style-name="P4">řešit, poptávku po realizaci projekt/analýzu a definici přínosu/potřebnosti projektu,</text:p>
      <text:p text:style-name="P5">jmenuje cílové skupiny, na které bude mít projekt vliv</text:p>
      <text:p text:style-name="P3"><text:span text:style-name="T1">Aktuálnost problematiky tkví v tom, že společnost Ex Libris, která vyvíjí knihovní </text:span></text:p>
      <text:p text:style-name="P3"><text:span text:style-name="T1">systém Aleph, přestává tomuto produktu poskytovat podporu a zároveň vytváří produkt jiný, </text:span></text:p>
      <text:p text:style-name="P3"><text:span text:style-name="T1">jenž však funguje výhradně v cloudu. </text:span></text:p>
      <text:p text:style-name="P3"><text:span text:style-name="T1">Mimo fakt, že data již nebudou ukládána lokálně, to znamená, že knihovny budou mít </text:span></text:p>
      <text:p text:style-name="P3"><text:span text:style-name="T1">menší možnosti úprav a rozšíření své instance systému. Tyto problémy by pak měla </text:span></text:p>
      <text:p text:style-name="P3"><text:span text:style-name="T1">vyřešit právě migrace na knihovní systém Koha. </text:span></text:p>
      <text:p text:style-name="P3"><text:span text:style-name="T1">Další důvod podporující migraci je fakt, že knihovny platí milionové částky za </text:span></text:p>
      <text:p text:style-name="P3"><text:span text:style-name="T1">podporu stávajícího systému, což je oproti open source systémům markantní rozdíl, </text:span></text:p>
      <text:p text:style-name="P3"><text:soft-page-break/><text:span text:style-name="T1">který lze investovat do smysluplnějších <text:s/>věcí spojených s cíli knihoven, </text:span></text:p>
      <text:p text:style-name="P8"><text:span text:style-name="T1">jakožto vzdělávacími, informačními a kulturními institucemi. </text:span></text:p>
      <text:p text:style-name="P9"><text:span text:style-name="T1">Mezi cilove skupiny tohoto projektu migrace ale nepatri jenom systemovy knihovnici, spravci a vedeni knihovny ale také zamestnanci který potrebuji splnit / poskytnout informacni sluzby pomoci práce s klientem knihovniho systemu, a v neposlednim pripade i uzivatele knihoven, kterym se musí dostat kvalitni sluzby, poskytovane danou instituci. </text:span></text:p>
      <text:p text:style-name="P9"><text:span text:style-name="T1">Tato práce tedy pojednava o problematice v ramci kontextu kazde cilove skupiny. </text:span></text:p>
      <text:p text:style-name="P9">...</text:p>
      <text:p text:style-name="P9"><text:span text:style-name="T1">Nejcastejsim problemem v knihovnich procesech byva lidsky faktor, který zasahuje do systemu. Prikladem mohou byt nespokojeni uzivatele knihoven se sluzbama a personalem knihovny, nebo změna legislativy v ramci knihovniho zákona ci standardu místo zmeny v knihovnim systemu. Pro zmenu v knihovnim systemu ale chybi lide s patricnym vzdelanim. Dukazem je fakt, ze několik instanci systemu obsluhuje ve skutcnosti jedna osoba která se systemem umi pracovat a také fakt, ze ostatní pracovnici hledaji ruzne zpusoby typu excel, sesit, papir, aby nahradili funkcionalitu Alephu, který neumi po letech obsluhovat. <text:line-break/>Zdalo by se, ze by v tomto pripade pomohlo skoleni v ramce práce s neintuitivnim a ne prácve uzivatelsky privetivym systemem, avsak opak je pravdou, jelikoz i lidi, kteří prosli skolenimi systém stejne neovladaji ani v kontextu svého vlastniho okruhu práce. </text:span></text:p>
      <text:h text:style-name="Heading_20_2" text:outline-level="2"><text:span text:style-name="T9">Popis</text:span><text:span text:style-name="T8"> </text:span><text:span text:style-name="T9">projektu</text:span><text:span text:style-name="T8"> </text:span><text:span text:style-name="T9">a jeho</text:span><text:span text:style-name="T8"> </text:span><text:span text:style-name="T9">etap</text:span></text:h>
      <text:p text:style-name="P6">Obsahuje popis hlavních aktivit projektu a jeho etap. Jsou zde zodpovězeny základní</text:p>
      <text:p text:style-name="P6">otázky, jaký smysl a zaměření projektu, jaké služby budou díky projektu poskytovány</text:p>
      <text:p text:style-name="P6">a jaký problém řeší, kdo je investorem (resp. vlastníkem či provozovatelem) projektu,</text:p>
      <text:p text:style-name="P6">jaká je kapacita (velikost) projektu a jaká je jeho lokalizace, jakými etapami projekt</text:p>
      <text:p text:style-name="P6">prochází a čím jsou specifické, jak řešeno variantní zpracování v rámci studie a jaká</text:p>
      <text:p text:style-name="P6">jsou ostatní významná specifika projektu. Nezbytné legislativní změny, včetně</text:p>
      <text:p text:style-name="P7">harmonogramu přijetí a očekávané účinnosti Obsahuje popis hlavních aktivit projektu a jeho etap. Jsou zde zodpovězeny základní</text:p>
      <text:p text:style-name="P6">otázky, jaký smysl a zaměření projektu, jaké služby budou díky projektu poskytovány</text:p>
      <text:p text:style-name="P6">a jaký problém řeší, kdo je investorem (resp. vlastníkem či provozovatelem) projektu,</text:p>
      <text:p text:style-name="P6"><text:soft-page-break/>jaká je kapacita (velikost) projektu a jaká je jeho lokalizace, jakými etapami projekt</text:p>
      <text:p text:style-name="P6">prochází a čím jsou specifické, jak řešeno variantní zpracování v rámci studie a jaká</text:p>
      <text:p text:style-name="P6">jsou ostatní významná specifika projektu. Nezbytné legislativní změny, včetně</text:p>
      <text:p text:style-name="P7">harmonogramu přijetí a očekávané účinnosti</text:p>
      <text:p text:style-name="P10"><text:span text:style-name="T1">Pr pohledu na cilove skupiny, problemy knihoven, </text:span><text:span text:style-name="T5">zapisky z vyzkumu</text:span><text:span text:style-name="T1"> a povinnosti, které musí knihovny, hlavne Masarykovy univerzity resit, je potreba vyresit zejména:</text:span></text:p>
      <text:p text:style-name="P11"><text:span text:style-name="T1">napojeni systemu na externi technologie a sluzby </text:span></text:p>
      <text:p text:style-name="P11"><text:span text:style-name="T5">- Shibboleth</text:span></text:p>
      <text:p text:style-name="P11"><text:span text:style-name="T5">- Ekonomicky system(akvizicni modul)</text:span></text:p>
      <text:p text:style-name="P11"><text:span text:style-name="T5">- </text:span><text:span text:style-name="T6">personalni systém</text:span></text:p>
      <text:p text:style-name="P11"><text:span text:style-name="T6">- INET</text:span></text:p>
      <text:p text:style-name="P11"><text:span text:style-name="T5">- protokol na vymenu dat </text:span><text:span text:style-name="T7">(OAI-PMH)</text:span></text:p>
      <text:p text:style-name="P11"><text:span text:style-name="T7">- NCIP jako nahrada za Aleph Restful Api</text:span></text:p>
      <text:p text:style-name="P11"><text:span text:style-name="T5">- selfchecky</text:span></text:p>
      <text:p text:style-name="P12"><text:span text:style-name="T1">discovery sluzby</text:span></text:p>
      <text:p text:style-name="P12"><text:span text:style-name="T1">obalky knihoven </text:span><text:span text:style-name="T7">(Z39.50)</text:span></text:p>
      <text:p text:style-name="P14"><text:span text:style-name="T1">OPAC (VuFind)</text:span></text:p>
      <text:p text:style-name="P14"><text:span text:style-name="T1">SUPO</text:span></text:p>
      <text:p text:style-name="P12"><text:span text:style-name="T1">IS MU</text:span></text:p>
      <text:p text:style-name="P13">Centrální portál knihoven</text:p>
      <text:p text:style-name="P12"><text:span text:style-name="T1"/></text:p>
      <text:p text:style-name="P12"><text:span text:style-name="T1">API </text:span></text:p>
      <text:p text:style-name="P12"><text:span text:style-name="T1">Dokumentaci systemu</text:span></text:p>
      <text:p text:style-name="P10"><text:span text:style-name="T1">praci se systemem</text:span></text:p>
      <text:p text:style-name="P12"><text:span text:style-name="T1">KIC</text:span></text:p>
      <text:p text:style-name="P12"><text:span text:style-name="T1"/></text:p>
      <text:p text:style-name="P10"><text:span text:style-name="T1">verejnou cast knihovniho systemu, v tomto pripade OPAC, který je vlastne vstupni branou </text:span><text:soft-page-break/><text:span text:style-name="T1">uzivatele, která musí byt uzivatelsky privetiva.. a něco, a něco, a něco [Ux Design for Libraries]</text:span></text:p>
      <text:h text:style-name="P19" text:outline-level="2">Požadavky na knihovní systémem Masarykovy Univerzity</text:h>
      <text:p text:style-name="P16">Velký počet knihovnich jednotek, uzivatelu, pobocek podpobocek</text:p>
      <text:p text:style-name="P14">V teto chvily je potreba , aby nový systém zvladl cca 2 miliony knihovnich jednotek, cca 50 000 aktualne registrovanych <text:s/>uzivatelu.</text:p>
      <text:p text:style-name="P14"/>
      <text:p text:style-name="P14">Toto kriterium by nemelo byt problemem, jelikoz knihovna v Turecku a nekde ma x knihovnich jedntek a Y registrvovanych uzivatelu. </text:p>
      <text:p text:style-name="P14">Rozdeleni na pobocky a podpobocky je taky <text:span text:style-name="T12">mozne, takto ..</text:span></text:p>
      <text:p text:style-name="P17">Otevrenost systemu</text:p>
      <text:p text:style-name="P18">System musí byt dostatecne otevren na to, aby mohl byt napojen na další systemy vyuzivane v ramci masarykovy univerzity, tj. Personální, ekonomický, studijní.</text:p>
      <text:p text:style-name="P18">Studijni..</text:p>
      <text:p text:style-name="P18">Ekonomicky..</text:p>
      <text:p text:style-name="P18">personalni..</text:p>
      <text:p text:style-name="P18">Celkove fakt, ze Koha je open source systém dava pripadnemu napojovani na další systemy velke moznosti, jelikoz je mozne do kodu zasahovat a prizpusobovat si tak knihovni systém svým potřebám, aniž by knihovna musela žádat výrobce o novou funkcionalitu.</text:p>
      <text:p text:style-name="P18">V pripade, ze jina knihovna jiz tento krok podstoupila, je mozne v ramci komunity tento kod <text:s/>implementovat i do forku te dane knihovny, tudiz není potreba <text:s/>znovuvynalezat kolo, nebo nesmyslne platit za jiz zaplacenou věc.</text:p>
      <text:h text:style-name="P19" text:outline-level="2">Problémy a jejich řešení</text:h>
      <text:p text:style-name="P15">Ux</text:p>
      <text:p text:style-name="P15">mobilni OPAC</text:p>
      <text:p text:style-name="P15">pristupnost</text:p>
      <text:p text:style-name="P15">podpora vufindu, finsko, cpk, open source..</text:p>
      <text:h text:style-name="Heading_20_1" text:outline-level="1"><text:soft-page-break/><text:span text:style-name="T9">Praktick</text:span><text:span text:style-name="T10">á</text:span><text:span text:style-name="T8"> </text:span><text:span text:style-name="T11">čá</text:span><text:span text:style-name="T9">st</text:span></text:h>
      <text:h text:style-name="Heading_20_2" text:outline-level="2"><text:span text:style-name="T9">Management projektu</text:span><text:span text:style-name="T8"> </text:span><text:span text:style-name="T9">a projektový</text:span><text:span text:style-name="T8"> </text:span><text:span text:style-name="T9">tým</text:span></text:h>
      <text:p text:style-name="P2"><text:span text:style-name="T1">Popisuje způsob řízení projektu z hlediska lidských zdrojů a projektový tým;,</text:span></text:p>
      <text:p text:style-name="P2"><text:span text:style-name="T1">popis/seznam pracovníků zapojených do projektu, jejich zapojení a pozici v projektu</text:span></text:p>
      <text:p text:style-name="P2"><text:span text:style-name="T1">(specializaci). Dále zahrnuje veškeré plánování, organizování, řízení a kontrolu všech</text:span></text:p>
      <text:p text:style-name="P2"><text:span text:style-name="T1">procesů a organizačních jednotek, nezbytných pro realizaci aktivit projektu.</text:span></text:p>
      <text:h text:style-name="Heading_20_2" text:outline-level="2"><text:span text:style-name="T9">Technické</text:span><text:span text:style-name="T8"> </text:span><text:span text:style-name="T9">a technologické</text:span><text:span text:style-name="T8"> </text:span><text:span text:style-name="T9">řešení</text:span><text:span text:style-name="T8"> </text:span><text:span text:style-name="T9">projektu</text:span></text:h>
      <text:p text:style-name="P2"><text:span text:style-name="T1">Shrnuje veškeré podstatné technické a technologické aspekty projektu, jako je</text:span></text:p>
      <text:p text:style-name="P2"><text:span text:style-name="T1">zvolená technologie, technické parametry jednotlivých zařízení, výhody a nevýhody</text:span></text:p>
      <text:p text:style-name="P2"><text:span text:style-name="T1">těchto předpokládaných řešení, vyplývající technická rizika, potřebné energetické a</text:span></text:p>
      <text:p text:style-name="P2"><text:span text:style-name="T1">materiálové toky, údaje o životnostech jednotlivých zařízení, potřebné údržbě a</text:span></text:p>
      <text:p text:style-name="P2"><text:span text:style-name="T1">nákladnosti oprav, změny v provozní náročnosti vlivem opotřebení apod.,</text:span></text:p>
      <text:p text:style-name="P2"><text:span text:style-name="T1">Navrhované metriky (i se zdroji),</text:span></text:p>
      <text:p text:style-name="P2"><text:span text:style-name="T1">Funkční dekompozice</text:span></text:p>
      <text:p text:style-name="P2"><text:span text:style-name="T1">Datová architektura</text:span></text:p>
      <text:p text:style-name="P2"><text:span text:style-name="T1">Procesní architektura</text:span></text:p>
      <text:p text:style-name="P2"><text:span text:style-name="T1">Vymezení služeb poskytovaných systémem</text:span></text:p>
      <text:p text:style-name="P2"><text:span text:style-name="T1">Vymezení zdrojů dat, způsoby iniciálního naplnění systému</text:span></text:p>
      <text:p text:style-name="P2"><text:span text:style-name="T1">Provozní parametry pilotního a ostrého provozu</text:span></text:p>
      <text:h text:style-name="Heading_20_2" text:outline-level="2"><text:span text:style-name="T9">Způsob</text:span><text:span text:style-name="T8"> </text:span><text:span text:style-name="T9">zajištění</text:span><text:span text:style-name="T8"> </text:span><text:span text:style-name="T9">projektu</text:span></text:h>
      <text:p text:style-name="P2"><text:span text:style-name="T1">Kritéria výběru varianty, jejich popis a zdůvodnění, vyhodnocení variant po</text:span></text:p>
      <text:p text:style-name="P2"><text:span text:style-name="T1">organizační, procesní i technologické stránce, stručný popis nejvhodnější varianty,</text:span></text:p>
      <text:p text:style-name="P2"><text:span text:style-name="T1">stručné zdůvodnění výběru varianty</text:span></text:p>
      <text:h text:style-name="Heading_20_2" text:outline-level="2"><text:span text:style-name="T9">Zajištění</text:span><text:span text:style-name="T8"> </text:span><text:span text:style-name="T9">investičního</text:span><text:span text:style-name="T8"> </text:span><text:span text:style-name="T9">(dlouhodobého) majetku</text:span></text:h>
      <text:p text:style-name="P2"><text:span text:style-name="T1">vymezení struktury dlouhodobého majetku, určení výše investičních nákladů,</text:span></text:p>
      <text:p text:style-name="P2"><text:soft-page-break/><text:span text:style-name="T1">problematika servisních podmínek a případného znovupořízení, amortizační schéma</text:span></text:p>
      <text:p text:style-name="P2"><text:span text:style-name="T1">apod.</text:span></text:p>
      <text:p text:style-name="P2"><text:span text:style-name="T1">Doložení úpravy vlastnických vztahů dle řídící dokumentace IOP (požadavků</text:span></text:p>
      <text:p text:style-name="P2"><text:span text:style-name="T1">stanovených výzvou a Příručkou pro žadatele a příjemce).</text:span></text:p>
      <text:h text:style-name="Heading_20_2" text:outline-level="2"><text:span text:style-name="T9">Harmonogram</text:span><text:span text:style-name="T8"> </text:span><text:span text:style-name="T9">realizace</text:span><text:span text:style-name="T8"> </text:span><text:span text:style-name="T9">projektu</text:span><text:span text:style-name="T8"> </text:span><text:span text:style-name="T9">včetně</text:span><text:span text:style-name="T8"> </text:span><text:span text:style-name="T9">rozpočtového</text:span><text:span text:style-name="T8"> </text:span><text:span text:style-name="T9">harmonogramu</text:span></text:h>
      <text:p text:style-name="P2"><text:span text:style-name="T1">časový plán jednotlivých činností a fází projektu, který by měl být zpracován do</text:span></text:p>
      <text:p text:style-name="P2"><text:span text:style-name="T1">podoby harmonogramu. Mělo by z něj být patrné, kde jednotlivé činnosti začínají a</text:span></text:p>
      <text:p text:style-name="P2"><text:span text:style-name="T1">kdy končí (pokud končí), které činnosti na které navazují a jaké se vzájemně</text:span></text:p>
      <text:p text:style-name="P2"><text:span text:style-name="T1">překrývají.</text:span></text:p>
      <text:h text:style-name="Heading_20_2" text:outline-level="2"><text:span text:style-name="T9">Finanční</text:span><text:span text:style-name="T8"> </text:span><text:span text:style-name="T9">a ekonomická</text:span><text:span text:style-name="T8"> </text:span><text:span text:style-name="T9">analýza</text:span></text:h>
      <text:p text:style-name="P2"><text:span text:style-name="T1">finanční plán investiční etapy</text:span></text:p>
      <text:p text:style-name="P2"><text:span text:style-name="T1">- plán průběhu provozních, investičních nákladů a výnosů</text:span></text:p>
      <text:p text:style-name="P2"><text:span text:style-name="T1">finanční plán provozní etapy</text:span></text:p>
      <text:p text:style-name="P2"><text:span text:style-name="T1">- plán průběhu provozních, investičních nákladů a výnosů</text:span></text:p>
      <text:p text:style-name="P2"><text:span text:style-name="T1">plánované stavy majetku</text:span></text:p>
      <text:p text:style-name="P2"><text:span text:style-name="T1">plán průběhu cash-flow – výdajů a příjmů</text:span></text:p>
      <text:p text:style-name="P2"><text:span text:style-name="T1">vyhodnocení finanční analýzy</text:span></text:p>
      <text:p text:style-name="P2"><text:span text:style-name="T1">Ekonomická analýza</text:span></text:p>
      <text:p text:style-name="P2"><text:span text:style-name="T1">cost benefit analýza (CBA)</text:span></text:p>
      <text:p text:style-name="P2"><text:span text:style-name="T1">- vymezení všech zainteresovaných subjektu a jejich členění</text:span></text:p>
      <text:p text:style-name="P2"><text:span text:style-name="T1">- popis investiční a nulové varianty</text:span></text:p>
      <text:p text:style-name="P2"><text:span text:style-name="T1">- popis ocenitelných nákladu a přínosů</text:span></text:p>
      <text:p text:style-name="P2"><text:span text:style-name="T1">- popis nákladů a přínosů nezahrnovaných do CBA</text:span></text:p>
      <text:p text:style-name="P2"><text:span text:style-name="T1">- výpočet hodnoty přínosů a nákladů</text:span></text:p>
      <text:p text:style-name="P2"><text:span text:style-name="T1">- výpočet kriteriálních ukazatelů</text:span></text:p>
      <text:p text:style-name="P2"><text:soft-page-break/><text:span text:style-name="T1">- provedení citlivostní analýzy</text:span></text:p>
      <text:p text:style-name="P2"><text:span text:style-name="T1">- celkový ekonomický peněžní tok</text:span></text:p>
      <text:p text:style-name="P2"><text:span text:style-name="T1">vyhodnocení ekonomické analýzy</text:span></text:p>
      <text:p text:style-name="P2"><text:span text:style-name="T1">- interpretace výsledku a rozhodnutí o přijatelnosti investice,</text:span></text:p>
      <text:p text:style-name="P2"><text:span text:style-name="T1">financovatelnosti a udržitelnosti</text:span></text:p>
      <text:h text:style-name="Heading_20_2" text:outline-level="2"><text:span text:style-name="T9">Hodnocení</text:span><text:span text:style-name="T8"> </text:span><text:span text:style-name="T9">efektivity</text:span><text:span text:style-name="T8"> </text:span><text:span text:style-name="T9">a udržitelnosti</text:span><text:span text:style-name="T8"> </text:span><text:span text:style-name="T9">projektu</text:span></text:h>
      <text:p text:style-name="P2"><text:span text:style-name="T1">vyhodnocení projektu pomocí kriteriálních ukazatelů kalkulovaných z finančních toků</text:span></text:p>
      <text:p text:style-name="P2"><text:span text:style-name="T1">(resp. nákladů, výnosů) jako např. NPV, IRR, Doba návratnosti, Index rentability a</text:span></text:p>
      <text:p text:style-name="P2"><text:span text:style-name="T1">finanční analýza projektu. U projektů, které negenerují příjmy a nelze u nich vypočítat</text:span></text:p>
      <text:p text:style-name="P2"><text:span text:style-name="T1">ukazatele finanční analýzy, musí být podrobně zdůvodněno, kdo bude zabezpečovat </text:span></text:p>
      <text:p text:style-name="P2"><text:span text:style-name="T1">provoz investice a z jakých zdrojů budou kryty provozní náklady po ukončení</text:span></text:p>
      <text:p text:style-name="P2"><text:span text:style-name="T1">realizace projektu.</text:span></text:p>
      <text:h text:style-name="Heading_20_2" text:outline-level="2"><text:span text:style-name="T9">Analýza</text:span><text:span text:style-name="T8"> </text:span><text:span text:style-name="T9">a řízení</text:span><text:span text:style-name="T8"> </text:span><text:span text:style-name="T9">rizik</text:span></text:h>
      <text:p text:style-name="P2"><text:span text:style-name="T1">identifikace rizik - vymezení největších zdrojů rizika v projektu (hlavních rizik v</text:span></text:p>
      <text:p text:style-name="P2"><text:span text:style-name="T1">oblasti organizační, procesní, technologické, implementační, informační atd.),</text:span></text:p>
      <text:p text:style-name="P2"><text:span text:style-name="T1">popis možných následků při realizaci rizika</text:span></text:p>
      <text:p text:style-name="P2"><text:span text:style-name="T1">- odhad pravděpodobnosti realizace rizik na základe historických dat nebo ze</text:span></text:p>
      <text:p text:style-name="P2"><text:span text:style-name="T1">simulačních modelů, ohodnocení rizik na základě jejich následků a pravděpodobnosti</text:span></text:p>
      <text:p text:style-name="P2"><text:span text:style-name="T1">jejich realizace, návrh opatření na jejich snížení nebo eliminaci – organizační,</text:span></text:p>
      <text:p text:style-name="P2"><text:span text:style-name="T1">procesní, technologické a další opatření</text:span></text:p>
      <text:p text:style-name="P2"><text:span text:style-name="T1">- náklady spojené s těmito opatřeními</text:span></text:p>
      <text:h text:style-name="Heading_20_2" text:outline-level="2"><text:span text:style-name="T9">Vliv</text:span><text:span text:style-name="T8"> </text:span><text:span text:style-name="T9">projektu</text:span><text:span text:style-name="T8"> </text:span><text:span text:style-name="T9">na</text:span><text:span text:style-name="T8"> </text:span><text:span text:style-name="T9">životní</text:span><text:span text:style-name="T8"> </text:span><text:span text:style-name="T9">prostředí</text:span><text:span text:style-name="T8"> </text:span><text:span text:style-name="T9">vliv</text:span><text:span text:style-name="T8"> </text:span><text:span text:style-name="T9">a vliv</text:span><text:span text:style-name="T8"> </text:span><text:span text:style-name="T9">projektu</text:span><text:span text:style-name="T8"> </text:span><text:span text:style-name="T9">na</text:span><text:span text:style-name="T8"> </text:span><text:span text:style-name="T9">rovné</text:span><text:span text:style-name="T8"> </text:span><text:span text:style-name="T9">příležitost</text:span></text:h>
      <text:p text:style-name="P2"><text:span text:style-name="T1">Koha ma mene Kodu nez Aleph, setri zivotni prostredi.</text:span></text:p>
      <text:h text:style-name="Heading_20_2" text:outline-level="2"><text:span text:style-name="T9">Zhodnocení</text:span><text:span text:style-name="T8"> </text:span><text:span text:style-name="T9">projektu</text:span><text:span text:style-name="T8"> </text:span><text:span text:style-name="T9">na</text:span><text:span text:style-name="T8"> </text:span><text:span text:style-name="T9">základě</text:span><text:span text:style-name="T8"> </text:span><text:span text:style-name="T9">výsledků</text:span><text:span text:style-name="T8"> </text:span><text:span text:style-name="T9">studie</text:span></text:h>
      <text:p text:style-name="P2"><text:span text:style-name="T1"><text:s/>zahrnuje popis zásadních závěrů, které vyplývají ze zpracované studie</text:span></text:p>
      <text:p text:style-name="P2"><text:soft-page-break/><text:span text:style-name="T1">proveditelnosti. V tabulce uveďte zásadní ukazatele a jejich hodnoty spočtené</text:span></text:p>
      <text:p text:style-name="P2"><text:span text:style-name="T1">z výsledných hotovostních toků resp. nákladů a výnosů obsažených ve finálním</text:span></text:p>
      <text:p text:style-name="P2"><text:span text:style-name="T1">finančním plánu, jakož i výsledky citlivostní analýzy. Ve stručné a shrnující podobě je</text:span></text:p>
      <text:p text:style-name="P2"><text:span text:style-name="T1">zde uvedeno zhodnocení finanční efektivity projektu, jeho realizovatelnost z hlediska</text:span></text:p>
      <text:p text:style-name="P2"><text:span text:style-name="T1">všech prvků Studie proveditelnosti a výsledky analýzy rizik. </text:span></text:p>
      <text:h text:style-name="Heading_20_1" text:outline-level="1"><text:span text:style-name="T9">Z</text:span><text:span text:style-name="T10">á</text:span><text:span text:style-name="T9">věr</text:span></text:h>
      <text:p text:style-name="P1">Osobní uzavreni diplomove pr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roid Sans" svg:font-family="'Droid Sans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  <style:text-properties style:font-name="Liberation Sans1" fo:font-family="'Liberation Sans'" style:font-style-name="Běžné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vec </meta:initial-creator>
    <meta:creation-date>2016-03-19T09:56:09.023438766</meta:creation-date>
    <dc:date>2016-03-20T16:06:40.483363211</dc:date>
    <dc:creator>kravec </dc:creator>
    <meta:editing-duration>P1DT6H5M7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8" meta:paragraph-count="155" meta:word-count="1490" meta:character-count="10685" meta:non-whitespace-character-count="9322"/>
  </office:meta>
</office:document-meta>
</file>